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1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joost-soeterbroek"/>Joost Soeterbroek<text:bookmark-end text:name="joost-soeterbroek"/></text:h>
      <text:p text:style-name="Horizontal_20_Line"/>
      <text:p text:style-name="P1">I have an 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-being of people with disabilities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zation at sea. I was a part of the IT team that supported KNRM volunteers out at sea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zation for road- and water infrastructure) and the Dutch Police. For the Dutch Police I worked in a security-sensitive environment of &gt;600 hosts, with a strong focus on system configuration management automation with Puppet.</text:p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1">
        <text:list-item>
          <text:p text:style-name="P2">Java Middleware Applications (Glassfish, Tomcat, ServiceMix, ActiveMQ, Liferay) Development and Production (OTAP) environment for SOA architecture</text:p>
        </text:list-item>
        <text:list-item>
          <text:p text:style-name="P2">Systems Configuration Management automation with Puppet</text:p>
        </text:list-item>
        <text:list-item>
          <text:p text:style-name="P2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2">
        <text:list-item>
          <text:p text:style-name="P3">Systems Configuration Management automation with CfEngine</text:p>
        </text:list-item>
        <text:list-item>
          <text:p text:style-name="P3">Systems Management and Provisioning with Red Hat Satellite Server</text:p>
        </text:list-item>
        <text:list-item>
          <text:p text:style-name="P3">System Monitoring and troubleshooting</text:p>
        </text:list-item>
        <text:list-item>
          <text:p text:style-name="P3">Hardware maintenance</text:p>
        </text:list-item>
        <text:list-item>
          <text:p text:style-name="P3">Development of remote installation and management tools</text:p>
        </text:list-item>
        <text:list-item>
          <text:p text:style-name="P3">Writing cookbooks on hardware/software implementations</text:p>
        </text:list-item>
        <text:list-item>
          <text:p text:style-name="P3">Implementation and configuration of servers and associated software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Schuberg Philis is a leading provider of mission critical outsourcing services. Focused exclusively on the applications that businesses rely on 24 h/day, guaranteeing 100% up-time. 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 Exploration &amp; Production</text:span><text:line-break/><text:span text:style-name="T2">Linux Project Engineer</text:span></text:p>
      <text:p text:style-name="Definition_20_Definition">Shell Exploration &amp; Production is engaged in the upstream activities of acquiring, exploring, developing and producing oil and gas, via Ordina Consulting. Responsibilities and achievements:</text:p>
      <text:list text:style-name="L3">
        <text:list-item>
          <text:p text:style-name="P4">Linux custom engineering based on RHEL</text:p>
        </text:list-item>
        <text:list-item>
          <text:p text:style-name="P4">Writing installation and support manuals, processes and procedures</text:p>
        </text:list-item>
        <text:list-item>
          <text:p text:style-name="P4">Development of remote installation and management tools</text:p>
        </text:list-item>
        <text:list-item>
          <text:p text:style-name="P4">Writing cookbooks on hardware/software implementations</text:p>
        </text:list-item>
        <text:list-item>
          <text:p text:style-name="P4">Implementation and configuration of servers and associated software</text:p>
        </text:list-item>
        <text:list-item>
          <text:p text:style-name="P4">Implementation of server client software</text:p>
        </text:list-item>
        <text:list-item>
          <text:p text:style-name="P4">Implementation of Red Hat Network Satellite Server</text:p>
        </text:list-item>
        <text:list-item>
          <text:p text:style-name="P4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Sun Microsystems Professional Services helps customers with every phase of developing and deploying innovative services. Responsibilities and achievements:</text:p>
      <text:list text:style-name="L4">
        <text:list-item>
          <text:p text:style-name="P5">Mapping customer business requirements to technical desktop solutions and provide technical leadership to the implementation of these solutions in CNE region</text:p>
        </text:list-item>
        <text:list-item>
          <text:p text:style-name="P5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5">
        <text:list-item>
          <text:p text:style-name="P6">Primary focus on ‘Edge’ and Grid computing, UNIX systems management and provisioning</text:p>
        </text:list-item>
        <text:list-item>
          <text:p text:style-name="P6">Implementation services for Sun ONE products</text:p>
        </text:list-item>
        <text:list-item>
          <text:p text:style-name="P6">Server migration and consolidation</text:p>
        </text:list-item>
        <text:list-item>
          <text:p text:style-name="P6">Pre-sales activities</text:p>
        </text:list-item>
        <text:list-item>
          <text:p text:style-name="P6">Technical documentation</text:p>
        </text:list-item>
        <text:list-item>
          <text:p text:style-name="P6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Snow is a consultancy firm specialized in UNIX and UNIX-applications. Responsibilities and achievements:</text:p>
      <text:p text:style-name="Definition_20_Definition">PHP programmer at Planet Internet in Amersfoort:</text:p>
      <text:list text:style-name="L6">
        <text:list-item>
          <text:p text:style-name="P7">Maintenance and building of internal CRM web application on LAMP (Linux, Apache, MySQL and PHP) platform</text:p>
        </text:list-item>
        <text:list-item>
          <text:p text:style-name="P7">XML development and documentation</text:p>
        </text:list-item>
      </text:list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list text:style-name="L7">
        <text:list-item>
          <text:p text:style-name="P8">Technical advice, infrastructure and hands-on support to the ‘site owners’ of a number of VNU online publications within the framework of the Netscape Publishing System and the Open Market IPS Content Management System</text:p>
        </text:list-item>
        <text:list-item>
          <text:p text:style-name="P8">Technical coordination of partnership deals with 3rd party content providers</text:p>
        </text:list-item>
        <text:list-item>
          <text:p text:style-name="P8">Perl programming custom applications and scripts</text:p>
        </text:list-item>
        <text:list-item>
          <text:p text:style-name="P8">Research and documentation</text:p>
        </text:list-item>
      </text:list>
      <text:p text:style-name="Definition_20_Term">1996-1998</text:p>
      <text:p text:style-name="Definition_20_Definition"><text:span text:style-name="T1">Media@vantage</text:span><text:line-break/><text:span text:style-name="T2">HTML programmer</text:span></text:p>
      <text:p text:style-name="Definition_20_Definition">Media@vantage is a medium-sized bureau, specializing in interactive communications and new media (out of business). Responsibilities and achievements:</text:p>
      <text:list text:style-name="L8">
        <text:list-item>
          <text:p text:style-name="P9">Building and maintenance of websites for customers</text:p>
        </text:list-item>
        <text:list-item>
          <text:p text:style-name="P9">Research and training of new employees</text:p>
        </text:list-item>
      </text:list>
      <text:p text:style-name="Definition_20_Term">1995-1996</text:p>
      <text:p text:style-name="Definition_20_Definition"><text:span text:style-name="T1">Planet Internet</text:span><text:line-break/><text:span text:style-name="T2">Help desk employee</text:span></text:p>
      <text:p text:style-name="Definition_20_Definition">Planet Internet is one of the biggest Internet Providers in the Netherlands. Responsibilities and achievements:</text:p>
      <text:list text:style-name="L9">
        <text:list-item>
          <text:p text:style-name="P10">Supporting Planet Internet customers on help desk</text:p>
        </text:list-item>
        <text:list-item>
          <text:p text:style-name="P10">Occasional supervision of help desk</text:p>
        </text:list-item>
        <text:list-item>
          <text:p text:style-name="P10">Diverse administrative duties</text:p>
        </text:list-item>
      </text:list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10">
        <text:list-item>
          <text:p text:style-name="P11">Covid-19 notification iOS app</text:p>
          <text:list text:style-name="L11">
            <text:list-item>
              <text:p text:style-name="P12">Configured CI/CD public build pipeline with Github Actions</text:p>
            </text:list-item>
            <text:list-item>
              <text:p text:style-name="P12">Python script to allow for binary comparison between ipa files resulting from different build environments</text:p>
            </text:list-item>
          </text:list>
          <text:p text:style-name="P11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11">Covid-19 notification app website</text:p>
          <text:list text:style-name="L12">
            <text:list-item>
              <text:p text:style-name="P13">Language switch to allow for multiple languages</text:p>
            </text:list-item>
            <text:list-item>
              <text:p text:style-name="P13">minor contributions</text:p>
            </text:list-item>
          </text:list>
          <text:p text:style-name="P11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3">
        <text:list-item>
          <text:p text:style-name="P14">Ansible</text:p>
        </text:list-item>
        <text:list-item>
          <text:p text:style-name="P14">Puppet</text:p>
        </text:list-item>
        <text:list-item>
          <text:p text:style-name="P14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14">
        <text:list-item>
          <text:p text:style-name="P15">Human Languages:</text:p>
          <text:list text:style-name="L15">
            <text:list-item>
              <text:p text:style-name="P16">Fluent in English and Dutch.</text:p>
            </text:list-item>
            <text:list-item>
              <text:p text:style-name="P16">Fair knowledge of French, German and written Arabic.</text:p>
            </text:list-item>
            <text:list-item>
              <text:p text:style-name="P16">Willing and able to learn new languages quickly.</text:p>
            </text:list-item>
          </text:list>
        </text:list-item>
        <text:list-item>
          <text:p text:style-name="P15">Personal and medical care for people with mental disabilities:</text:p>
          <text:list text:style-name="L16">
            <text:list-item>
              <text:p text:style-name="P17">Medication prescription and handling</text:p>
            </text:list-item>
            <text:list-item>
              <text:p text:style-name="P17">Diabetes Mellitus and Insulin care</text:p>
            </text:list-item>
            <text:list-item>
              <text:p text:style-name="P17">Personal care and basic hygiene</text:p>
            </text:list-item>
            <text:list-item>
              <text:p text:style-name="P17">Personal well-being and creative activities</text:p>
            </text:list-item>
            <text:list-item>
              <text:p text:style-name="P17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7">
        <text:list-item>
          <text:p text:style-name="P18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9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25T14:37:58Z</meta:creation-date>
    <dc:date>2020-07-25T14:37:58Z</dc:date>
  </office:meta>
</office:document-meta>
</file>